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text-properties officeooo:paragraph-rsid="000477c1"/>
    </style:style>
    <style:style style:name="P4" style:family="paragraph" style:parent-style-name="Text_20_body">
      <style:paragraph-properties fo:text-align="justify" style:justify-single-word="false"/>
      <style:text-properties officeooo:paragraph-rsid="0013d89d"/>
    </style:style>
    <style:style style:name="P5" style:family="paragraph" style:parent-style-name="Text_20_body">
      <style:paragraph-properties fo:text-align="justify" style:justify-single-word="false"/>
      <style:text-properties officeooo:paragraph-rsid="0016265c"/>
    </style:style>
    <style:style style:name="P6" style:family="paragraph" style:parent-style-name="Text_20_body">
      <style:paragraph-properties fo:text-align="justify" style:justify-single-word="false"/>
      <style:text-properties officeooo:paragraph-rsid="00105900"/>
    </style:style>
    <style:style style:name="P7" style:family="paragraph" style:parent-style-name="Text_20_body">
      <style:paragraph-properties fo:text-align="justify" style:justify-single-word="false"/>
      <style:text-properties officeooo:paragraph-rsid="002b67ef"/>
    </style:style>
    <style:style style:name="P8" style:family="paragraph" style:parent-style-name="Text_20_body">
      <style:paragraph-properties fo:text-align="justify" style:justify-single-word="false"/>
      <style:text-properties officeooo:paragraph-rsid="0033ff60"/>
    </style:style>
    <style:style style:name="P9" style:family="paragraph" style:parent-style-name="Subtitle">
      <style:text-properties fo:font-size="16pt" style:font-size-asian="16pt" style:font-size-complex="16pt"/>
    </style:style>
    <style:style style:name="P10" style:family="paragraph" style:parent-style-name="Title">
      <style:text-properties officeooo:paragraph-rsid="00274c97"/>
    </style:style>
    <style:style style:name="P11" style:family="paragraph" style:parent-style-name="Title">
      <style:text-properties officeooo:rsid="00274c97" officeooo:paragraph-rsid="00274c97"/>
    </style:style>
    <style:style style:name="P12" style:family="paragraph" style:parent-style-name="Heading_20_1">
      <style:paragraph-properties fo:text-align="center" style:justify-single-word="false"/>
    </style:style>
    <style:style style:name="P13" style:family="paragraph" style:parent-style-name="Heading_20_1">
      <style:text-properties officeooo:rsid="000477c1" officeooo:paragraph-rsid="000477c1"/>
    </style:style>
    <style:style style:name="P14" style:family="paragraph" style:parent-style-name="Heading_20_1">
      <style:text-properties officeooo:rsid="002b67ef" officeooo:paragraph-rsid="002b67ef"/>
    </style:style>
    <style:style style:name="P15" style:family="paragraph" style:parent-style-name="Heading_20_1">
      <style:text-properties officeooo:rsid="0016265c" officeooo:paragraph-rsid="0016265c"/>
    </style:style>
    <style:style style:name="P16" style:family="paragraph" style:parent-style-name="Heading_20_1">
      <style:paragraph-properties fo:break-before="page"/>
      <style:text-properties officeooo:rsid="000477c1" officeooo:paragraph-rsid="000477c1"/>
    </style:style>
    <style:style style:name="P17" style:family="paragraph" style:parent-style-name="Heading_20_2">
      <style:text-properties officeooo:rsid="002b67ef" officeooo:paragraph-rsid="002b67ef"/>
    </style:style>
    <style:style style:name="P18" style:family="paragraph" style:parent-style-name="Heading_20_3">
      <style:text-properties officeooo:rsid="0033ff60" officeooo:paragraph-rsid="0033ff60"/>
    </style:style>
    <style:style style:name="P19" style:family="paragraph" style:parent-style-name="Heading_20_3">
      <style:text-properties officeooo:rsid="002b67ef" officeooo:paragraph-rsid="002b67ef"/>
    </style:style>
    <style:style style:name="T1" style:family="text">
      <style:text-properties officeooo:rsid="000477c1"/>
    </style:style>
    <style:style style:name="T2" style:family="text">
      <style:text-properties fo:font-style="italic" officeooo:rsid="000477c1" style:font-style-asian="italic" style:font-style-complex="italic"/>
    </style:style>
    <style:style style:name="T3" style:family="text">
      <style:text-properties fo:font-style="italic" officeooo:rsid="0028b07e" style:font-style-asian="italic" style:font-style-complex="italic"/>
    </style:style>
    <style:style style:name="T4" style:family="text">
      <style:text-properties fo:font-style="normal" officeooo:rsid="000477c1" style:font-style-asian="normal" style:font-style-complex="normal"/>
    </style:style>
    <style:style style:name="T5" style:family="text">
      <style:text-properties fo:font-style="normal" officeooo:rsid="0018940f" style:font-style-asian="normal" style:font-style-complex="normal"/>
    </style:style>
    <style:style style:name="T6" style:family="text">
      <style:text-properties fo:font-style="normal" officeooo:rsid="0028b07e" style:font-style-asian="normal" style:font-style-complex="normal"/>
    </style:style>
    <style:style style:name="T7" style:family="text">
      <style:text-properties officeooo:rsid="0013d89d"/>
    </style:style>
    <style:style style:name="T8" style:family="text">
      <style:text-properties officeooo:rsid="0016c8ec"/>
    </style:style>
    <style:style style:name="T9" style:family="text">
      <style:text-properties officeooo:rsid="00274c97"/>
    </style:style>
    <style:style style:name="T10" style:family="text">
      <style:text-properties officeooo:rsid="002a3990"/>
    </style:style>
    <style:style style:name="T11" style:family="text">
      <style:text-properties officeooo:rsid="002b67ef"/>
    </style:style>
    <style:style style:name="T12" style:family="text">
      <style:text-properties officeooo:rsid="002c19bd"/>
    </style:style>
    <style:style style:name="T13" style:family="text">
      <style:text-properties officeooo:rsid="003003f7"/>
    </style:style>
    <style:style style:name="T14" style:family="text">
      <style:text-properties officeooo:rsid="00314f5e"/>
    </style:style>
    <style:style style:name="T15" style:family="text">
      <style:text-properties officeooo:rsid="0033ff60"/>
    </style:style>
    <style:style style:name="T16" style:family="text">
      <style:text-properties officeooo:rsid="0036404a"/>
    </style:style>
    <style:style style:name="T17" style:family="text">
      <style:text-properties officeooo:rsid="003acc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ID2209 – Distributed Artificial Intelligence and Intelligent Agents</text:p>
      <text:p text:style-name="P1"/>
      <text:p text:style-name="Title"/>
      <text:p text:style-name="P10">Assignment <text:span text:style-name="T9">3</text:span></text:p>
      <text:p text:style-name="P11">Coordination and Utility</text:p>
      <text:p text:style-name="P1"/>
      <text:h text:style-name="P12" text:outline-level="1"/>
      <text:h text:style-name="P12" text:outline-level="1">Group 38</text:h>
      <text:p text:style-name="P2">Mert Alp Taytak</text:p>
      <text:p text:style-name="P2"><text:span text:style-name="T17">02 December</text:span> 2019</text:p>
      <text:h text:style-name="P16" text:outline-level="1">Introduction</text:h>
      <text:p text:style-name="P3"><text:tab/><text:span text:style-name="T1">In this assignment, we were given two different tasks to increase our ability in FIPA ACL, agent coordination and gain an understanding in utility base decisions.</text:span></text:p>
      <text:p text:style-name="P3"><text:tab/><text:span text:style-name="T1">There were challenges to improve upon and increase the detail level of the simulation. Such as adding multiple auctions, different settings or self-imposed creativity challenges.</text:span></text:p>
      <text:h text:style-name="P13" text:outline-level="1">How to Run</text:h>
      <text:p text:style-name="P3"><text:tab/><text:span text:style-name="T1">Extract the folder </text:span><text:span text:style-name="T2">Assignment-</text:span><text:span text:style-name="T3">3</text:span><text:span text:style-name="T4"> from the .zip file and import as a project to GAMA 1.8 version built for Linux. There </text:span><text:span text:style-name="T6">are</text:span><text:span text:style-name="T4"> </text:span><text:span text:style-name="T6">two</text:span><text:span text:style-name="T4"> model fil</text:span><text:span text:style-name="T6">es</text:span><text:span text:style-name="T4"> </text:span><text:span text:style-name="T3">task1</text:span><text:span text:style-name="T2">.gaml</text:span><text:span text:style-name="T4"> </text:span><text:span text:style-name="T6">and t</text:span><text:span text:style-name="T3">ask2.gaml</text:span><text:span text:style-name="T2"> </text:span><text:span text:style-name="T4">that contain a single experiment </text:span><text:span text:style-name="T6">each </text:span><text:span text:style-name="T4">which can be run to observe the simulation </text:span><text:span text:style-name="T5">through the console </text:span><text:span text:style-name="T6">or the 2D model</text:span><text:span text:style-name="T4">.</text:span></text:p>
      <text:h text:style-name="P14" text:outline-level="1">Task 1</text:h>
      <text:h text:style-name="Heading_20_2" text:outline-level="2">Species</text:h>
      <text:h text:style-name="P18" text:outline-level="3">Board</text:h>
      <text:p text:style-name="P8"><text:tab/><text:span text:style-name="T15">Board agents hold the dimensions of the board and a grid that is used to keep the locations of the queens on the board. It also writes the state of the board at each cycle as a way of keeping track of information.</text:span></text:p>
      <text:h text:style-name="P18" text:outline-level="3">Queen</text:h>
      <text:p text:style-name="P8"><text:tab/><text:span text:style-name="T15">Queen agents are linked to the board and another queen agent that is their predecessor. Through actions they can find valid positions on the board and move to one. At each cycle, if the queen has not been placed yet or has been requested to move or has requested another queen to move then it looks for valid positions on the board to move. If it can not find any, then it makes a request to its predecessor to move to another position.</text:span></text:p>
      <text:h text:style-name="Heading_20_2" text:outline-level="2">Results</text:h>
      <text:p text:style-name="P6"><text:tab/><text:span text:style-name="T16">Overall, it works fine. However, I encountered a bug where a FIPA conversation gets started but corresponding request does not register in the system. It results in a situation where a queen is waiting for its predecessor to move but the predecessor has never gotten the request to move. Even though a request is sent and the corresponding conversation exists. Thus, the experiment enters a deadlock in some runs.</text:span></text:p>
      <text:h text:style-name="P14" text:outline-level="1"><text:soft-page-break/>Task 2</text:h>
      <text:h text:style-name="P17" text:outline-level="2">Species</text:h>
      <text:h text:style-name="P19" text:outline-level="3">Concert</text:h>
      <text:p text:style-name="P7"><text:tab/><text:span text:style-name="T11">Concert agents are unchanging and conceptual. They are used as a data structure to store and pass information as needed. Each has six variables that stands for the different attributes of the act and are associated with a single stage.</text:span></text:p>
      <text:h text:style-name="P19" text:outline-level="3">Stage</text:h>
      <text:p text:style-name="P7"><text:tab/><text:span text:style-name="T11">Unlike concerts, stages have an active role in the model. They keep time and inform all of the guests as old concerts get finished and new concerts start. They are also where guests head to if they decide to see the concert.</text:span></text:p>
      <text:h text:style-name="P19" text:outline-level="3">Guest</text:h>
      <text:p text:style-name="P7"><text:tab/><text:span text:style-name="T12">Guests have the most active role in the model. They have six variables that stand for their preferences for concert attributes. Each time they are informed of a new concert they compare it to all of the concerts they know of and head to the best one. This evaluation is done through an utility function.</text:span></text:p>
      <text:h text:style-name="P17" text:outline-level="2">Results</text:h>
      <text:p text:style-name="P7"><text:tab/><text:span text:style-name="T13">At the beginning of the simulation guests distribute evenly to the concerts. However, after the first round of the concerts are over they start to act very uniformly. I think this stems from me being unable to achieve a wide range of preference distribution. But, even under this situation, guests separate from time to time. So it is obvious that it works.</text:span></text:p>
      <text:h text:style-name="Heading_20_1" text:outline-level="1">Challenge<text:span text:style-name="T10">s and Creative Implementation</text:span></text:h>
      <text:p text:style-name="P4"><text:tab/><text:span text:style-name="T7">I did not attempt any.</text:span></text:p>
      <text:h text:style-name="P15" text:outline-level="1">Conclusion</text:h>
      <text:p text:style-name="P5"><text:tab/><text:span text:style-name="T14">Compared to the previous assignment, I feel that I have a better understanding of FIPA. In the other direction, the biggest difficulty I face is the lack of documentation and examples using the GAMA platfor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3:24:19.379783107</meta:creation-date>
    <meta:generator>LibreOffice/6.2.8.2$Linux_X86_64 LibreOffice_project/20$Build-2</meta:generator>
    <dc:date>2019-12-02T06:14:34.313784614</dc:date>
    <meta:editing-duration>PT1H21M1S</meta:editing-duration>
    <meta:editing-cycles>58</meta:editing-cycles>
    <meta:document-statistic meta:table-count="0" meta:image-count="0" meta:object-count="0" meta:page-count="3" meta:paragraph-count="33" meta:word-count="576" meta:character-count="3323" meta:non-whitespace-character-count="2767"/>
  </office:meta>
</office:document-meta>
</file>